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3465a4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3465a4" draw:fill-color="#ffbf00" draw:textarea-horizontal-align="justify" draw:textarea-vertical-align="middle" draw:auto-grow-height="false" fo:min-height="2.925cm" fo:min-width="5.596cm"/>
    </style:style>
    <style:style style:name="gr3" style:family="graphic" style:parent-style-name="objectwithoutfill">
      <style:graphic-properties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5" style:family="graphic" style:parent-style-name="objectwithoutfill">
      <style:graphic-properties svg:stroke-width="0.081cm" svg:stroke-color="#1e6a3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color="#3465a4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end"/>
    </style:style>
    <style:style style:name="P2" style:family="paragraph">
      <loext:graphic-properties draw:fill-color="#ffbf0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337cm" svg:y1="12.049cm" svg:x2="6.337cm" svg:y2="15.859cm">
            <text:p/>
          </draw:line>
          <draw:line draw:style-name="gr1" draw:text-style-name="P1" draw:layer="layout" svg:x1="6.464cm" svg:y1="12.176cm" svg:x2="6.464cm" svg:y2="15.732cm">
            <text:p/>
          </draw:line>
          <draw:line draw:style-name="gr1" draw:text-style-name="P1" draw:layer="layout" svg:x1="6.591cm" svg:y1="12.303cm" svg:x2="6.591cm" svg:y2="15.605cm">
            <text:p/>
          </draw:line>
          <draw:line draw:style-name="gr1" draw:text-style-name="P1" draw:layer="layout" svg:x1="6.718cm" svg:y1="12.43cm" svg:x2="6.718cm" svg:y2="15.478cm">
            <text:p/>
          </draw:line>
          <draw:line draw:style-name="gr1" draw:text-style-name="P1" draw:layer="layout" svg:x1="6.845cm" svg:y1="12.557cm" svg:x2="6.845cm" svg:y2="15.351cm">
            <text:p/>
          </draw:line>
          <draw:line draw:style-name="gr1" draw:text-style-name="P1" draw:layer="layout" svg:x1="6.972cm" svg:y1="12.684cm" svg:x2="6.972cm" svg:y2="15.224cm">
            <text:p/>
          </draw:line>
          <draw:custom-shape draw:style-name="gr2" draw:text-style-name="P2" draw:layer="layout" svg:width="6.096cm" svg:height="3.175cm" svg:x="7.998cm" svg:y="14.4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096cm" svg:height="3.175cm" svg:x="7.998cm" svg:y="10.287cm">
            <text:p/>
            <draw:enhanced-geometry svg:viewBox="0 0 21600 21600" draw:type="rectangle" draw:enhanced-path="M 0 0 L 21600 0 21600 21600 0 21600 0 0 Z N"/>
          </draw:custom-shape>
          <draw:line draw:style-name="gr1" draw:text-style-name="P3" draw:layer="layout" svg:x1="6.337cm" svg:y1="12.049cm" svg:x2="15.862cm" svg:y2="12.049cm">
            <text:p/>
          </draw:line>
          <draw:line draw:style-name="gr1" draw:text-style-name="P3" draw:layer="layout" svg:x1="6.464cm" svg:y1="12.176cm" svg:x2="15.354cm" svg:y2="12.176cm">
            <text:p/>
          </draw:line>
          <draw:line draw:style-name="gr1" draw:text-style-name="P3" draw:layer="layout" svg:x1="6.591cm" svg:y1="12.319cm" svg:x2="15.227cm" svg:y2="12.303cm">
            <text:p/>
          </draw:line>
          <draw:line draw:style-name="gr1" draw:text-style-name="P3" draw:layer="layout" svg:x1="6.718cm" svg:y1="12.43cm" svg:x2="15.1cm" svg:y2="12.43cm">
            <text:p/>
          </draw:line>
          <draw:line draw:style-name="gr1" draw:text-style-name="P3" draw:layer="layout" svg:x1="6.845cm" svg:y1="12.557cm" svg:x2="14.973cm" svg:y2="12.557cm">
            <text:p/>
          </draw:line>
          <draw:line draw:style-name="gr1" draw:text-style-name="P3" draw:layer="layout" svg:x1="6.972cm" svg:y1="12.684cm" svg:x2="14.846cm" svg:y2="12.7cm">
            <text:p/>
          </draw:line>
          <draw:line draw:style-name="gr3" draw:text-style-name="P3" draw:layer="layout" svg:x1="14.465cm" svg:y1="13.065cm" svg:x2="7.099cm" svg:y2="13.049cm">
            <text:p/>
          </draw:line>
          <draw:line draw:style-name="gr1" draw:text-style-name="P1" draw:layer="layout" svg:x1="15.354cm" svg:y1="15.859cm" svg:x2="6.337cm" svg:y2="15.859cm">
            <text:p/>
          </draw:line>
          <draw:line draw:style-name="gr1" draw:text-style-name="P1" draw:layer="layout" svg:x1="15.227cm" svg:y1="15.732cm" svg:x2="6.464cm" svg:y2="15.732cm">
            <text:p/>
          </draw:line>
          <draw:line draw:style-name="gr1" draw:text-style-name="P1" draw:layer="layout" svg:x1="15.1cm" svg:y1="15.605cm" svg:x2="6.591cm" svg:y2="15.605cm">
            <text:p/>
          </draw:line>
          <draw:line draw:style-name="gr1" draw:text-style-name="P1" draw:layer="layout" svg:x1="14.973cm" svg:y1="15.478cm" svg:x2="6.718cm" svg:y2="15.478cm">
            <text:p/>
          </draw:line>
          <draw:line draw:style-name="gr1" draw:text-style-name="P1" draw:layer="layout" svg:x1="14.846cm" svg:y1="15.351cm" svg:x2="6.845cm" svg:y2="15.351cm">
            <text:p/>
          </draw:line>
          <draw:line draw:style-name="gr1" draw:text-style-name="P1" draw:layer="layout" svg:x1="14.719cm" svg:y1="15.224cm" svg:x2="6.972cm" svg:y2="15.224cm">
            <text:p/>
          </draw:line>
          <draw:line draw:style-name="gr1" draw:text-style-name="P1" draw:layer="layout" svg:x1="14.846cm" svg:y1="15.351cm" svg:x2="14.846cm" svg:y2="12.684cm">
            <text:p/>
          </draw:line>
          <draw:line draw:style-name="gr3" draw:text-style-name="P1" draw:layer="layout" svg:x1="14.465cm" svg:y1="14.843cm" svg:x2="7.734cm" svg:y2="14.843cm">
            <text:p/>
          </draw:line>
          <draw:frame draw:style-name="gr4" draw:text-style-name="P4" draw:layer="layout" svg:width="0.853cm" svg:height="0.962cm" svg:x="4.867cm" svg:y="12.587cm">
            <draw:text-box>
              <text:p>1</text:p>
            </draw:text-box>
          </draw:frame>
          <draw:frame draw:style-name="gr4" draw:text-style-name="P4" draw:layer="layout" svg:width="0.853cm" svg:height="0.962cm" svg:x="4.868cm" svg:y="13.596cm">
            <draw:text-box>
              <text:p>2</text:p>
            </draw:text-box>
          </draw:frame>
          <draw:frame draw:style-name="gr4" draw:text-style-name="P4" draw:layer="layout" svg:width="0.853cm" svg:height="0.962cm" svg:x="4.869cm" svg:y="14.623cm">
            <draw:text-box>
              <text:p>3</text:p>
            </draw:text-box>
          </draw:frame>
          <draw:frame draw:style-name="gr4" draw:text-style-name="P4" draw:layer="layout" svg:width="0.853cm" svg:height="0.962cm" svg:x="15.87cm" svg:y="14.743cm">
            <draw:text-box>
              <text:p>4</text:p>
            </draw:text-box>
          </draw:frame>
          <draw:frame draw:style-name="gr4" draw:text-style-name="P4" draw:layer="layout" svg:width="0.853cm" svg:height="0.962cm" svg:x="15.849cm" svg:y="11.568cm">
            <draw:text-box>
              <text:p>5</text:p>
            </draw:text-box>
          </draw:frame>
          <draw:line draw:style-name="gr3" draw:text-style-name="P3" draw:layer="layout" svg:x1="14.465cm" svg:y1="13.065cm" svg:x2="14.465cm" svg:y2="14.843cm">
            <text:p/>
          </draw:line>
          <draw:line draw:style-name="gr3" draw:text-style-name="P3" draw:layer="layout" svg:x1="7.734cm" svg:y1="14.843cm" svg:x2="7.734cm" svg:y2="13.192cm">
            <text:p/>
          </draw:line>
          <draw:line draw:style-name="gr3" draw:text-style-name="P3" draw:layer="layout" svg:x1="7.734cm" svg:y1="13.192cm" svg:x2="14.338cm" svg:y2="13.192cm">
            <text:p/>
          </draw:line>
          <draw:line draw:style-name="gr3" draw:text-style-name="P3" draw:layer="layout" svg:x1="14.338cm" svg:y1="13.192cm" svg:x2="14.338cm" svg:y2="14.716cm">
            <text:p/>
          </draw:line>
          <draw:line draw:style-name="gr3" draw:text-style-name="P3" draw:layer="layout" svg:x1="14.338cm" svg:y1="14.716cm" svg:x2="7.861cm" svg:y2="14.716cm">
            <text:p/>
          </draw:line>
          <draw:path draw:style-name="gr3" draw:text-style-name="P3" draw:layer="layout" svg:width="0.179cm" svg:height="0.179cm" draw:transform="rotate (2.35619449019234) translate (7.734cm 14.843cm)" svg:viewBox="0 0 180 180" svg:d="M0 180c180 0 180-180 180-180">
            <text:p/>
          </draw:path>
          <draw:line draw:style-name="gr3" draw:text-style-name="P3" draw:layer="layout" svg:x1="7.607cm" svg:y1="14.716cm" svg:x2="7.099cm" svg:y2="14.716cm">
            <text:p/>
          </draw:line>
          <draw:line draw:style-name="gr5" draw:text-style-name="P3" draw:layer="layout" svg:x1="7.48cm" svg:y1="14.716cm" svg:x2="7.48cm" svg:y2="13.192cm">
            <text:p/>
          </draw:line>
          <draw:custom-shape draw:style-name="gr6" draw:text-style-name="P5" draw:layer="layout" svg:width="0.127cm" svg:height="0.127cm" svg:x="7.414cm" svg:y="14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3" draw:layer="layout" svg:width="0.166cm" svg:height="0.19cm" draw:transform="rotate (2.42338966639413) translate (7.48cm 13.192cm)" svg:viewBox="0 0 167 191" svg:d="M0 0c169 0 167 191 167 191">
            <text:p/>
          </draw:path>
          <draw:line draw:style-name="gr5" draw:text-style-name="P3" draw:layer="layout" svg:x1="7.48cm" svg:y1="12.938cm" svg:x2="14.592cm" svg:y2="12.938cm">
            <text:p/>
          </draw:line>
          <draw:line draw:style-name="gr5" draw:text-style-name="P3" draw:layer="layout" svg:x1="14.592cm" svg:y1="12.938cm" svg:x2="14.592cm" svg:y2="14.97cm">
            <text:p/>
          </draw:line>
          <draw:line draw:style-name="gr5" draw:text-style-name="P3" draw:layer="layout" svg:x1="14.592cm" svg:y1="14.97cm" svg:x2="7.353cm" svg:y2="14.97cm">
            <text:p/>
          </draw:line>
          <draw:line draw:style-name="gr5" draw:text-style-name="P3" draw:layer="layout" svg:x1="7.353cm" svg:y1="14.97cm" svg:x2="7.353cm" svg:y2="14.843cm">
            <text:p/>
          </draw:line>
          <draw:path draw:style-name="gr5" draw:text-style-name="P3" draw:layer="layout" svg:width="0.166cm" svg:height="0.19cm" draw:transform="rotate (2.42338966639413) translate (7.353cm 14.843cm)" svg:viewBox="0 0 167 191" svg:d="M0 0c169 0 167 191 167 191">
            <text:p/>
          </draw:path>
          <draw:line draw:style-name="gr5" draw:text-style-name="P3" draw:layer="layout" svg:x1="7.353cm" svg:y1="14.589cm" svg:x2="7.353cm" svg:y2="13.192cm">
            <text:p/>
          </draw:line>
          <draw:path draw:style-name="gr5" draw:text-style-name="P3" draw:layer="layout" svg:width="0.166cm" svg:height="0.19cm" draw:transform="rotate (2.42338966639413) translate (7.353cm 13.192cm)" svg:viewBox="0 0 167 191" svg:d="M0 0c169 0 167 191 167 191">
            <text:p/>
          </draw:path>
          <draw:line draw:style-name="gr5" draw:text-style-name="P3" draw:layer="layout" svg:x1="7.353cm" svg:y1="12.938cm" svg:x2="7.353cm" svg:y2="12.811cm">
            <text:p/>
          </draw:line>
          <draw:line draw:style-name="gr5" draw:text-style-name="P3" draw:layer="layout" svg:x1="7.353cm" svg:y1="12.811cm" svg:x2="14.719cm" svg:y2="12.811cm">
            <text:p/>
          </draw:line>
          <draw:line draw:style-name="gr5" draw:text-style-name="P3" draw:layer="layout" svg:x1="14.719cm" svg:y1="12.811cm" svg:x2="14.719cm" svg:y2="15.097cm">
            <text:p/>
          </draw:line>
          <draw:line draw:style-name="gr5" draw:text-style-name="P3" draw:layer="layout" svg:x1="14.719cm" svg:y1="15.097cm" svg:x2="7.099cm" svg:y2="15.097cm">
            <text:p/>
          </draw:line>
          <draw:line draw:style-name="gr1" draw:text-style-name="P1" draw:layer="layout" svg:x1="15.1cm" svg:y1="15.605cm" svg:x2="15.1cm" svg:y2="12.446cm">
            <text:p/>
          </draw:line>
          <draw:line draw:style-name="gr1" draw:text-style-name="P1" draw:layer="layout" svg:x1="14.973cm" svg:y1="15.478cm" svg:x2="14.973cm" svg:y2="12.557cm">
            <text:p/>
          </draw:line>
          <draw:line draw:style-name="gr1" draw:text-style-name="P1" draw:layer="layout" svg:x1="15.227cm" svg:y1="15.732cm" svg:x2="15.227cm" svg:y2="12.319cm">
            <text:p/>
          </draw:line>
          <draw:line draw:style-name="gr1" draw:text-style-name="P1" draw:layer="layout" svg:x1="15.354cm" svg:y1="15.859cm" svg:x2="15.354cm" svg:y2="12.192cm">
            <text:p/>
          </draw:line>
          <draw:path draw:style-name="gr3" draw:text-style-name="P3" draw:layer="layout" svg:width="0.86cm" svg:height="0.474cm" draw:transform="skewX (-0.227416401534861) rotate (-0.563915881319369) translate (6.37104054467283cm 12.5886252872356cm)" svg:viewBox="0 0 861 475" svg:d="M861 0c-601 0-861 475-861 475">
            <text:p/>
          </draw:path>
          <draw:path draw:style-name="gr3" draw:text-style-name="P3" draw:layer="layout" svg:width="0.86cm" svg:height="0.474cm" draw:transform="skewX (-0.227416401534861) rotate (-0.563915881319369) translate (6.37104054467283cm 14.2556252872356cm)" svg:viewBox="0 0 861 475" svg:d="M861 0c-601 0-861 475-861 475">
            <text:p/>
          </draw:path>
          <draw:line draw:style-name="gr3" draw:text-style-name="P3" draw:layer="layout" svg:x1="5.956cm" svg:y1="14.081cm" svg:x2="5.7cm" svg:y2="14.081cm">
            <text:p/>
          </draw:line>
          <draw:line draw:style-name="gr3" draw:text-style-name="P3" draw:layer="layout" svg:x1="6.21cm" svg:y1="13.065cm" svg:x2="5.702cm" svg:y2="13.065cm">
            <text:p/>
          </draw:line>
          <draw:path draw:style-name="gr5" draw:text-style-name="P3" draw:layer="layout" svg:width="0.86cm" svg:height="0.474cm" draw:transform="skewX (-0.227416401534861) rotate (-0.563915881319369) translate (6.37104054467283cm 14.6366252872356cm)" svg:viewBox="0 0 861 475" svg:d="M861 0c-601 0-861 475-861 475">
            <text:p/>
          </draw:path>
          <draw:line draw:style-name="gr5" draw:text-style-name="P3" draw:layer="layout" svg:x1="6.21cm" svg:y1="15.097cm" svg:x2="5.702cm" svg:y2="15.097cm">
            <text:p/>
          </draw:line>
          <draw:line draw:style-name="gr3" draw:text-style-name="P3" draw:layer="layout" svg:x1="6.21cm" svg:y1="14.716cm" svg:x2="5.956cm" svg:y2="14.716cm">
            <text:p/>
          </draw:line>
          <draw:line draw:style-name="gr3" draw:text-style-name="P3" draw:layer="layout" svg:x1="5.956cm" svg:y1="14.716cm" svg:x2="5.956cm" svg:y2="14.081cm">
            <text:p/>
          </draw:line>
          <draw:path draw:style-name="gr7" draw:text-style-name="P3" draw:layer="layout" svg:width="0.856cm" svg:height="0.459cm" draw:transform="skewX (0.496720705117586) rotate (0.647691685415095) translate (14.719cm 15.224cm)" svg:viewBox="0 0 857 460" svg:d="M0 0c478 0 857 460 857 460">
            <text:p/>
          </draw:path>
          <draw:line draw:style-name="gr7" draw:text-style-name="P3" draw:layer="layout" svg:x1="15.481cm" svg:y1="15.224cm" svg:x2="15.862cm" svg:y2="15.224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1:33:18.038253684</meta:creation-date>
    <dc:date>2020-05-20T13:48:14.104155514</dc:date>
    <meta:editing-duration>PT1H4M20S</meta:editing-duration>
    <meta:editing-cycles>13</meta:editing-cycles>
    <meta:generator>LibreOffice/6.4.3.2$Linux_X86_64 LibreOffice_project/40$Build-2</meta:generator>
    <meta:document-statistic meta:object-count="64"/>
  </office:meta>
</office:document-meta>
</file>